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</style:style>
    <style:style style:name="T1" style:family="text">
      <style:text-properties fo:color="#d4d4d4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style:font-name="Consolas" fo:font-size="10.5pt" fo:font-weight="normal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fo:color="#6a9955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Example usage for Sx conjugations with a specific object and marker</text:p>
      <text:p text:style-name="P1">infinitive <text:span text:style-name="T1">=</text:span> <text:span text:style-name="T2">'geç̌k̆u'</text:span></text:p>
      <text:p text:style-name="P1">obj <text:span text:style-name="T1">=</text:span> <text:span text:style-name="T2">'O3_Singular'</text:span></text:p>
      <text:p text:style-name="P1">marker <text:span text:style-name="T1">=</text:span> <text:span text:style-name="T2">'applicative'</text:span>  <text:span text:style-name="T8"># Change to 'causative' or 'applicative' if needed</text:span></text:p>
      <text:p text:style-name="P1">object_pronoun <text:span text:style-name="T1">=</text:span> personal_pronouns_general[obj]</text:p>
      <text:p text:style-name="P6"/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 with object '</text:span><text:span text:style-name="T6">{</text:span>object_pronoun<text:span text:style-name="T6">}</text:span><text:span text:style-name="T2">' and </text:span><text:span text:style-name="T6">{</text:span>marker<text:span text:style-name="T6">}</text:span><text:span text:style-name="T2"> marker:"</text:span>)</text:p>
      <text:p text:style-name="P1">all_conjugations <text:span text:style-name="T1">=</text:span> collect_conjugations(infinitive, subjects, <text:span text:style-name="T9">obj</text:span><text:span text:style-name="T1">=</text:span>obj, <text:span text:style-name="T9">causative</text:span><text:span text:style-name="T1">=</text:span>(marker <text:span text:style-name="T1">==</text:span> <text:span text:style-name="T2">'causative'</text:span>), <text:span text:style-name="T9">applicative</text:span><text:span text:style-name="T1">=</text:span>(marker <text:span text:style-name="T1">==</text:span> <text:span text:style-name="T2">'applicative'</text:span>))</text:p>
      <text:p text:style-name="P1"><text:span text:style-name="T4">print</text:span>(format_conjugations(all_conjugations))</text:p>
      <text:p text:style-name="P6"/>
      <text:p text:style-name="P4"># Example usage for Sx</text:p>
      <text:p text:style-name="P1">infinitive <text:span text:style-name="T1">=</text:span> <text:span text:style-name="T2">'doguru'</text:span></text:p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:"</text:span>)</text:p>
      <text:p text:style-name="P1">all_conjugations <text:span text:style-name="T1">=</text:span> collect_conjugations(infinitive, subjects)</text:p>
      <text:p text:style-name="P1"><text:span text:style-name="T4">print</text:span>(format_conjugations(all_conjugations))</text:p>
      <text:p text:style-name="P6"/>
      <text:p text:style-name="P4"># Example usage for SxOx conjugations</text:p>
      <text:p text:style-name="P1">infinitive <text:span text:style-name="T1">=</text:span> <text:span text:style-name="T2">'oç̌aru'</text:span></text:p>
      <text:p text:style-name="P1">obj <text:span text:style-name="T1">=</text:span> <text:span text:style-name="T2">'O1_Singular'</text:span></text:p>
      <text:p text:style-name="P1">object_pronoun <text:span text:style-name="T1">=</text:span> personal_pronouns_general[obj]</text:p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 with object '</text:span><text:span text:style-name="T6">{</text:span>object_pronoun<text:span text:style-name="T6">}</text:span><text:span text:style-name="T2">':"</text:span>)</text:p>
      <text:p text:style-name="P1">all_conjugations <text:span text:style-name="T1">=</text:span> collect_conjugations(infinitive, subjects, <text:span text:style-name="T9">obj</text:span><text:span text:style-name="T1">=</text:span>obj)</text:p>
      <text:p text:style-name="P1"><text:span text:style-name="T4">print</text:span>(format_conjugations(all_conjugations))</text:p>
      <text:p text:style-name="P6"/>
      <text:p text:style-name="P4"># Example usage for Sx conjugations with a specific object and marker</text:p>
      <text:p text:style-name="P1">infinitive <text:span text:style-name="T1">=</text:span> <text:span text:style-name="T2">'ceç̌u'</text:span></text:p>
      <text:p text:style-name="P1">obj <text:span text:style-name="T1">=</text:span> <text:span text:style-name="T2">'O3_Singular'</text:span></text:p>
      <text:p text:style-name="P1">marker <text:span text:style-name="T1">=</text:span> <text:span text:style-name="T2">'applicative'</text:span>  <text:span text:style-name="T8"># Change to 'causative' or 'applicative' or 'both' if needed</text:span></text:p>
      <text:p text:style-name="P1">object_pronoun <text:span text:style-name="T1">=</text:span> personal_pronouns_general[obj]</text:p>
      <text:p text:style-name="P6"/>
      <text:p text:style-name="P4"># Determine the flags for causative and applicative based on the marker value</text:p>
      <text:p text:style-name="P1">is_causative <text:span text:style-name="T1">=</text:span> marker <text:span text:style-name="T6">in</text:span> [<text:span text:style-name="T2">'causative'</text:span>, <text:span text:style-name="T2">'both'</text:span>]</text:p>
      <text:p text:style-name="P1">is_applicative <text:span text:style-name="T1">=</text:span> marker <text:span text:style-name="T6">in</text:span> [<text:span text:style-name="T2">'applicative'</text:span>, <text:span text:style-name="T2">'both'</text:span>]</text:p>
      <text:p text:style-name="P6"/>
      <text:p text:style-name="P1"><text:span text:style-name="T4">print</text:span>(<text:span text:style-name="T6">f</text:span><text:span text:style-name="T2">"All subject conjugations of infinitive '</text:span><text:span text:style-name="T6">{</text:span>infinitive<text:span text:style-name="T6">}</text:span><text:span text:style-name="T2">' with object '</text:span><text:span text:style-name="T6">{</text:span>object_pronoun<text:span text:style-name="T6">}</text:span><text:span text:style-name="T2">' and </text:span><text:span text:style-name="T6">{</text:span>marker<text:span text:style-name="T6">}</text:span><text:span text:style-name="T2"> marker:"</text:span>)</text:p>
      <text:p text:style-name="P1">all_conjugations <text:span text:style-name="T1">=</text:span> collect_conjugations(infinitive, subjects, <text:span text:style-name="T9">obj</text:span><text:span text:style-name="T1">=</text:span>obj, <text:span text:style-name="T9">causative</text:span><text:span text:style-name="T1">=</text:span>is_causative, <text:span text:style-name="T9">applicative</text:span><text:span text:style-name="T1">=</text:span>is_applicative)</text:p>
      <text:p text:style-name="P1"><text:span text:style-name="T4">print</text:span>(format_conjugations(all_conjugations))</text:p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0:37:09.746000000</meta:creation-date>
    <dc:date>2024-12-03T20:47:29.792000000</dc:date>
    <meta:editing-duration>PT10M19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31" meta:word-count="184" meta:character-count="1768" meta:non-whitespace-character-count="1613"/>
  </office:meta>
</office:document-meta>
</file>